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cbb8" officeooo:paragraph-rsid="0004cbb8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4cbb8" officeooo:paragraph-rsid="0004cbb8" style:font-size-asian="14pt" style:font-size-complex="16pt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04cbb8" officeooo:paragraph-rsid="0004cbb8" style:font-size-asian="14pt" style:font-weight-asian="bold" style:font-size-complex="14pt" style:font-weight-complex="bold"/>
    </style:style>
    <style:style style:name="P4" style:family="paragraph" style:parent-style-name="Header">
      <style:text-properties officeooo:rsid="0005125b" officeooo:paragraph-rsid="000512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Compte rendu n°6 :</text:p>
      <text:p text:style-name="P1"/>
      <text:p text:style-name="P3">* Exercice 1</text:p>
      <text:p text:style-name="P1"/>
      <text:p text:style-name="P1">enzo@enzo-VirtualBox:~$ cat /etc/passwd</text:p>
      <text:p text:style-name="P1"/>
      <text:p text:style-name="P1">root:x:0:0:root:/root:/bin/bash</text:p>
      <text:p text:style-name="P1">daemon:x:1:1:daemon:/usr/sbin:/usr/sbin/nologin</text:p>
      <text:p text:style-name="P1">bin:x:2:2:bin:/bin:/usr/sbin/nologin</text:p>
      <text:p text:style-name="P1">sys:x:3:3:sys:/dev:/usr/sbin/nologin</text:p>
      <text:p text:style-name="P1">sync:x:4:65534:sync:/bin:/bin/sync</text:p>
      <text:p text:style-name="P1">games:x:5:60:games:/usr/games:/usr/sbin/nologin</text:p>
      <text:p text:style-name="P1">man:x:6:12:man:/var/cache/man:/usr/sbin/nologin</text:p>
      <text:p text:style-name="P1">lp:x:7:7:lp:/var/spool/lpd:/usr/sbin/nologin</text:p>
      <text:p text:style-name="P1">...</text:p>
      <text:p text:style-name="P1"/>
      <text:p text:style-name="P1">Le dossier passwd contient la liste des utilisateurs ainsi que leurs UID, leurs GID, leurs dossiers personnels et le shell qu'ils utilisent.</text:p>
      <text:p text:style-name="P1"/>
      <text:p text:style-name="P3">* Exercice 2</text:p>
      <text:p text:style-name="P1"/>
      <text:p text:style-name="P1">1)Oui il est bien défini : enzo:x:1000:1000:enzo,,,:/home/enzo:/bin/bash</text:p>
      <text:p text:style-name="P1">2 &amp; 3)root:x:0:0:root:/root:/bin/bash</text:p>
      <text:p text:style-name="P1">Le dossier personnel de root est /root et il utilise bash comme shell.</text:p>
      <text:p text:style-name="P1">4)nobody:x:65534:65534:nobody:/nonexistent:/usr/sbin/nologin</text:p>
      <text:p text:style-name="P1">On peut voir que nobody n'a pas de dossier personnel et de shell attribué.</text:p>
      <text:p text:style-name="P1">5)enzo@enzo-VirtualBox:~$ cat /etc/group</text:p>
      <text:p text:style-name="P1">...</text:p>
      <text:p text:style-name="P1">sudo:x:27:enzo</text:p>
      <text:p text:style-name="P1">...</text:p>
      <text:p text:style-name="P1"/>
      <text:p text:style-name="P1">Les utilisateurs faisant partis de ce groupe ont la possibilité d'utiliser la commande "sudo"</text:p>
      <text:p text:style-name="P1">qui permet d'exécuter une commande en tant que root.</text:p>
      <text:p text:style-name="P1"/>
      <text:p text:style-name="P3">* Exercice 3</text:p>
      <text:p text:style-name="P1"/>
      <text:p text:style-name="P1">1)</text:p>
      <text:p text:style-name="P1">enzo@enzo-VirtualBox:~$ sudo useradd eve</text:p>
      <text:p text:style-name="P1"/>
      <text:p text:style-name="P1">enzo@enzo-VirtualBox:~$ ls -lrt /</text:p>
      <text:p text:style-name="P1">...</text:p>
      <text:p text:style-name="P1">drwxr-xr-x <text:s/>27 root root <text:s text:c="6"/>840 oct. <text:s/>15 10:13 run</text:p>
      <text:p text:style-name="P1">drwx------ <text:s text:c="2"/>3 root root <text:s text:c="5"/>4096 oct. <text:s/>15 10:15 root</text:p>
      <text:p text:style-name="P1">drwxr-xr-x 129 root root <text:s text:c="4"/>12288 oct. <text:s/>15 10:41 etc</text:p>
      <text:p text:style-name="P1">drwxrwxrwt <text:s/>12 root root <text:s text:c="5"/>4096 oct. <text:s/>15 10:44 tmp</text:p>
      <text:p text:style-name="P1"/>
      <text:p text:style-name="P1">Seul le dossier "etc" a été modifié lors de la création de l'utilisateur "eve".</text:p>
      <text:p text:style-name="P1"><text:soft-page-break/></text:p>
      <text:p text:style-name="P1">enzo@enzo-VirtualBox:~$ ls -lrt /etc</text:p>
      <text:p text:style-name="P1">...</text:p>
      <text:p text:style-name="P1">-rw-r--r-- <text:s/>1 root root <text:s text:c="2"/>97348 oct. <text:s/>15 10:12 ld.so.cache</text:p>
      <text:p text:style-name="P1">drwxr-xr-x <text:s/>5 root lp <text:s text:c="5"/>4096 oct. <text:s/>15 10:13 cups</text:p>
      <text:p text:style-name="P1">-rw------- <text:s/>1 root root <text:s text:c="3"/>1429 oct. <text:s/>15 10:15 shadow-</text:p>
      <text:p text:style-name="P1">-rw-r--r-- <text:s/>1 root root <text:s text:c="3"/>2450 oct. <text:s/>15 10:41 passwd</text:p>
      <text:p text:style-name="P1">-rw-r----- <text:s/>1 root shadow <text:s/>1454 oct. <text:s/>15 10:41 shadow</text:p>
      <text:p text:style-name="P1">-rw-r--r-- <text:s/>1 root root <text:s text:c="3"/>1053 oct. <text:s/>15 10:41 group</text:p>
      <text:p text:style-name="P1">-rw-r----- <text:s/>1 root shadow <text:s text:c="2"/>877 oct. <text:s/>15 10:41 gshadow</text:p>
      <text:p text:style-name="P1">-rw-r--r-- <text:s/>1 root root <text:s text:c="5"/>35 oct. <text:s/>15 10:41 subuid</text:p>
      <text:p text:style-name="P1">-rw-r--r-- <text:s/>1 root root <text:s text:c="5"/>35 oct. <text:s/>15 10:41 subgid</text:p>
      <text:p text:style-name="P1"/>
      <text:p text:style-name="P1">Les fichiers passwd,shadow,group,gshadow,subuid et subgid ont été modifiés lors de la création</text:p>
      <text:p text:style-name="P1">de l'utilisateur "eve".</text:p>
      <text:p text:style-name="P1"/>
      <text:p text:style-name="P1">2)enzo@enzo-VirtualBox:~$ sudo passwd eve</text:p>
      <text:p text:style-name="P1"/>
      <text:p text:style-name="P1">enzo@enzo-VirtualBox:~$ ls -lrt /</text:p>
      <text:p text:style-name="P1">...</text:p>
      <text:p text:style-name="P1">drwxr-xr-x <text:s/>27 root root <text:s text:c="6"/>840 oct. <text:s/>15 10:13 run</text:p>
      <text:p text:style-name="P1">drwx------ <text:s text:c="2"/>3 root root <text:s text:c="5"/>4096 oct. <text:s/>15 10:15 root</text:p>
      <text:p text:style-name="P1">drwxrwxrwt <text:s/>12 root root <text:s text:c="5"/>4096 oct. <text:s/>15 10:44 tmp</text:p>
      <text:p text:style-name="P1">dr-xr-xr-x <text:s/>13 root root <text:s text:c="8"/>0 oct. <text:s/>15 10:45 sys</text:p>
      <text:p text:style-name="P1">drwxr-xr-x 129 root root <text:s text:c="4"/>12288 oct. <text:s/>15 10:48 etc</text:p>
      <text:p text:style-name="P1"/>
      <text:p text:style-name="P1">Seul le dossier "etc" a été modifié.</text:p>
      <text:p text:style-name="P1"/>
      <text:p text:style-name="P1">enzo@enzo-VirtualBox:~$ ls -lrt /etc</text:p>
      <text:p text:style-name="P1">...</text:p>
      <text:p text:style-name="P1">-rw-r--r-- <text:s/>1 root root <text:s text:c="3"/>1053 oct. <text:s/>15 10:41 group</text:p>
      <text:p text:style-name="P1">-rw-r----- <text:s/>1 root shadow <text:s text:c="2"/>877 oct. <text:s/>15 10:41 gshadow</text:p>
      <text:p text:style-name="P1">-rw-r--r-- <text:s/>1 root root <text:s text:c="5"/>35 oct. <text:s/>15 10:41 subuid</text:p>
      <text:p text:style-name="P1">-rw-r--r-- <text:s/>1 root root <text:s text:c="5"/>35 oct. <text:s/>15 10:41 subgid</text:p>
      <text:p text:style-name="P1">-rw-r----- <text:s/>1 root shadow <text:s/>1551 oct. <text:s/>15 10:48 shadow</text:p>
      <text:p text:style-name="P1"/>
      <text:p text:style-name="P1">Seul le fichier "shadow" a été modifié.</text:p>
      <text:p text:style-name="P1"/>
      <text:p text:style-name="P1">Le fichier "shadow" est le fichier contenant les mots de passe hashés des utilisateurs.</text:p>
      <text:p text:style-name="P1"/>
      <text:p text:style-name="P3">* Exercice 4</text:p>
      <text:p text:style-name="P1"/>
      <text:p text:style-name="P1">1)enzo@enzo-VirtualBox:~$ sudo useradd -m walle</text:p>
      <text:p text:style-name="P1"><text:s text:c="2"/>enzo@enzo-VirtualBox:~$ sudo passwd walle</text:p>
      <text:p text:style-name="P1"><text:s text:c="2"/></text:p>
      <text:p text:style-name="P1">enzo@enzo-VirtualBox:~$ ls -lrt /</text:p>
      <text:p text:style-name="P1">...</text:p>
      <text:p text:style-name="P1">drwx------ <text:s text:c="2"/>3 root root <text:s text:c="5"/>4096 oct. <text:s/>15 10:15 root</text:p>
      <text:p text:style-name="P1">drwxrwxrwt <text:s/>12 root root <text:s text:c="5"/>4096 oct. <text:s/>15 10:44 tmp</text:p>
      <text:p text:style-name="P1"><text:soft-page-break/>dr-xr-xr-x <text:s/>13 root root <text:s text:c="8"/>0 oct. <text:s/>15 10:45 sys</text:p>
      <text:p text:style-name="P1">drwxr-xr-x <text:s text:c="2"/>4 root root <text:s text:c="5"/>4096 oct. <text:s/>15 11:00 home</text:p>
      <text:p text:style-name="P1">drwxr-xr-x 129 root root <text:s text:c="4"/>12288 oct. <text:s/>15 11:01 etc</text:p>
      <text:p text:style-name="P1"/>
      <text:p text:style-name="P1">Les dossiers "home" et "etc" ont été modifiés.</text:p>
      <text:p text:style-name="P1">Les fichiers impactés dans "etc" sont les mêmes que ceux vus dans l'exercice 3.</text:p>
      <text:p text:style-name="P1"/>
      <text:p text:style-name="P1">enzo@enzo-VirtualBox:~$ ls -lrt /home</text:p>
      <text:p text:style-name="P1">total 8</text:p>
      <text:p text:style-name="P1">drwxr-xr-x 14 enzo <text:s/>enzo <text:s/>4096 oct. <text:s/>15 10:15 enzo</text:p>
      <text:p text:style-name="P1">drwxr-xr-x <text:s/>2 walle walle 4096 oct. <text:s/>15 11:00 walle</text:p>
      <text:p text:style-name="P1"/>
      <text:p text:style-name="P1">Un dossier "walle" a été crée dans "home".</text:p>
      <text:p text:style-name="P1"/>
      <text:p text:style-name="P1">enzo@enzo-VirtualBox:~$ ls -la /home/walle/</text:p>
      <text:p text:style-name="P1">total 32</text:p>
      <text:p text:style-name="P1">drwxr-xr-x 2 walle walle 4096 oct. <text:s/>15 11:00 .</text:p>
      <text:p text:style-name="P1">drwxr-xr-x 4 root <text:s/>root <text:s/>4096 oct. <text:s/>15 11:00 ..</text:p>
      <text:p text:style-name="P1">-rw-r--r-- 1 walle walle <text:s/>220 nov. <text:s/>15 <text:s/>2016 .bash_logout</text:p>
      <text:p text:style-name="P1">-rw-r--r-- 1 walle walle 3771 nov. <text:s/>15 <text:s/>2016 .bashrc</text:p>
      <text:p text:style-name="P1">-rw-r--r-- 1 walle walle 8980 avril 20 <text:s/>2016 examples.desktop</text:p>
      <text:p text:style-name="P1">-rw-r--r-- 1 walle walle <text:s/>675 nov. <text:s/>15 <text:s/>2016 .profile</text:p>
      <text:p text:style-name="P1"/>
      <text:p text:style-name="P1">enzo@enzo-VirtualBox:~$ sudo nano /etc/passwd</text:p>
      <text:p text:style-name="P1">(dans nano)</text:p>
      <text:p text:style-name="P1">...</text:p>
      <text:p text:style-name="P1">vboxadd:x:998:1::/var/run/vboxadd:/bin/false</text:p>
      <text:p text:style-name="P1">eve:x:1001:1001::/home/eve:</text:p>
      <text:p text:style-name="P1">walle:x:1002:1002::/home/walle:/bin/bash</text:p>
      <text:p text:style-name="P1"/>
      <text:p text:style-name="P3">* Exercice 5</text:p>
      <text:p text:style-name="P1"/>
      <text:p text:style-name="P1">1)enzo@enzo-VirtualBox:~$ sudo groupadd walle-movie</text:p>
      <text:p text:style-name="P1"/>
      <text:p text:style-name="P1">enzo@enzo-VirtualBox:~$ ls -lrt /</text:p>
      <text:p text:style-name="P1">...</text:p>
      <text:p text:style-name="P1">drwxr-xr-x <text:s text:c="2"/>4 root root <text:s text:c="5"/>4096 oct. <text:s/>15 11:00 home</text:p>
      <text:p text:style-name="P1">drwxrwxrwt <text:s/>12 root root <text:s text:c="5"/>4096 oct. <text:s/>15 11:11 tmp</text:p>
      <text:p text:style-name="P1">drwx------ <text:s text:c="2"/>4 root root <text:s text:c="5"/>4096 oct. <text:s/>15 11:11 root</text:p>
      <text:p text:style-name="P1">drwxr-xr-x 131 root root <text:s text:c="4"/>12288 oct. <text:s/>15 11:15 etc</text:p>
      <text:p text:style-name="P1"/>
      <text:p text:style-name="P1">Seul le dossier "etc" a été modidié.</text:p>
      <text:p text:style-name="P1"/>
      <text:p text:style-name="P1">enzo@enzo-VirtualBox:~$ ls -lrt /etc</text:p>
      <text:p text:style-name="P1">...</text:p>
      <text:p text:style-name="P1">drwxr-xr-x <text:s/>3 root root <text:s text:c="3"/>4096 oct. <text:s/>15 11:09 apache2</text:p>
      <text:p text:style-name="P1">drwxr-xr-x <text:s/>4 root root <text:s text:c="3"/>4096 oct. <text:s/>15 11:09 lighttpd</text:p>
      <text:p text:style-name="P1">-rw-r--r-- <text:s/>1 root root <text:s text:c="2"/>97906 oct. <text:s/>15 11:09 ld.so.cache</text:p>
      <text:p text:style-name="P1">drwxr-xr-x <text:s/>2 root root <text:s text:c="3"/>4096 oct. <text:s/>15 11:10 alternatives</text:p>
      <text:p text:style-name="P1"><text:soft-page-break/>-rw-r--r-- <text:s/>1 root root <text:s text:c="3"/>2491 oct. <text:s/>15 11:11 passwd</text:p>
      <text:p text:style-name="P1">-rw-r--r-- <text:s/>1 root root <text:s text:c="3"/>1087 oct. <text:s/>15 11:15 group</text:p>
      <text:p text:style-name="P1">-rw-r----- <text:s/>1 root shadow <text:s text:c="2"/>903 oct. <text:s/>15 11:15 gshadow</text:p>
      <text:p text:style-name="P1"/>
      <text:p text:style-name="P1">Les fichiers "group" et "gshadow" ont été modifiés.</text:p>
      <text:p text:style-name="P1">2)</text:p>
      <text:p text:style-name="P1"/>
      <text:p text:style-name="P1">enzo@enzo-VirtualBox:~$ sudo nano /etc/group</text:p>
      <text:p text:style-name="P1">(dans nano)</text:p>
      <text:p text:style-name="P1">...</text:p>
      <text:p text:style-name="P1">vboxsf:x:998:</text:p>
      <text:p text:style-name="P1">eve:x:1001:</text:p>
      <text:p text:style-name="P1">walle:x:1002:</text:p>
      <text:p text:style-name="P1">walle-movie:x:1003:walle,eve</text:p>
      <text:p text:style-name="P1"/>
      <text:p text:style-name="P1">enzo@enzo-VirtualBox:~$ groups walle eve</text:p>
      <text:p text:style-name="P1">walle : walle walle-movie</text:p>
      <text:p text:style-name="P1">eve : eve walle-movie</text:p>
      <text:p text:style-name="P1"/>
      <text:p text:style-name="P3">* Exercice 6</text:p>
      <text:p text:style-name="P1"/>
      <text:p text:style-name="P1">1)</text:p>
      <text:p text:style-name="P1">walle@enzo-VirtualBox:~$ whoami</text:p>
      <text:p text:style-name="P1">walle</text:p>
      <text:p text:style-name="P1">2)</text:p>
      <text:p text:style-name="P1">walle@enzo-VirtualBox:~$ pwd</text:p>
      <text:p text:style-name="P1">/home/walle</text:p>
      <text:p text:style-name="P1"/>
      <text:p text:style-name="P1">On se trouve dans ce dossier car il s'agit du "home directory" de walle.</text:p>
      <text:p text:style-name="P1">3)</text:p>
      <text:p text:style-name="P1">walle@enzo-VirtualBox:~$ cp /etc/passwd ~</text:p>
      <text:p text:style-name="P1"/>
      <text:p text:style-name="P1">On peut donc copier le fichier "etc".</text:p>
      <text:p text:style-name="P1"/>
      <text:p text:style-name="P1">walle@enzo-VirtualBox:~$ rm /etc/passwd</text:p>
      <text:p text:style-name="P1">rm: supprimer fichier (protégé en écriture) '/etc/passwd' ? yes</text:p>
      <text:p text:style-name="P1">rm: impossible de supprimer '/etc/passwd': Permission non accordée</text:p>
      <text:p text:style-name="P1"/>
      <text:p text:style-name="P1">walle@enzo-VirtualBox:~$ echo "hello"&gt;&gt;/etc/passwd</text:p>
      <text:p text:style-name="P1">bash: /etc/passwd: Permission non accordée</text:p>
      <text:p text:style-name="P1"/>
      <text:p text:style-name="P1">On peut donc ni modifier ni supprimer le fichier "etc".</text:p>
      <text:p text:style-name="P1"/>
      <text:p text:style-name="P1">walle@enzo-VirtualBox:~$ ls -l /</text:p>
      <text:p text:style-name="P1">...</text:p>
      <text:p text:style-name="P1">drwxr-xr-x 131 root root <text:s text:c="4"/>12288 oct. <text:s/>15 11:22 etc/</text:p>
      <text:p text:style-name="P1">...</text:p>
      <text:p text:style-name="P1"/>
      <text:p text:style-name="P1">Walle ne fait pas parti du groupe root et le dossier etc appartient à root.</text:p>
      <text:p text:style-name="P1"><text:soft-page-break/>Walle a donc les droits de lecture et d'éxécution sur "etc" donc il peut lister le </text:p>
      <text:p text:style-name="P1">contenu de etc et y accéder mais ne peut pas supprimer ou ajouter des fichiers dans </text:p>
      <text:p text:style-name="P1">etc.</text:p>
      <text:p text:style-name="P1">Walle ne peut donc pas supprimer etc.</text:p>
      <text:p text:style-name="P1"/>
      <text:p text:style-name="P1">walle@enzo-VirtualBox:~$ ls -l /etc</text:p>
      <text:p text:style-name="P1">...</text:p>
      <text:p text:style-name="P1">-rw-r--r-- <text:s/>1 root root <text:s text:c="3"/>2491 oct. <text:s/>15 11:11 passwd</text:p>
      <text:p text:style-name="P1">...</text:p>
      <text:p text:style-name="P1"/>
      <text:p text:style-name="P1">Walle n'a pas les droits d'écriture sur le fichier passwd donc il ne peut pas modifier son contenu</text:p>
      <text:p text:style-name="P1">par contre il possède les droits de lecture sur passwd donc il peut copier son contenu.</text:p>
      <text:p text:style-name="P1"/>
      <text:p text:style-name="P1">4)walle@enzo-VirtualBox:~$ cp /etc/shadow ~</text:p>
      <text:p text:style-name="P1">cp: impossible d'ouvrir '/etc/shadow' en lecture: Permission non accordée</text:p>
      <text:p text:style-name="P1"/>
      <text:p text:style-name="P1">walle@enzo-VirtualBox:~$ ls -l /etc/shadow</text:p>
      <text:p text:style-name="P1">-rw-r----- 1 root shadow 1675 oct. <text:s/>15 11:01 /etc/shadow</text:p>
      <text:p text:style-name="P1"/>
      <text:p text:style-name="P1">Walle ne fait pas parti du groupe shadow donc il n'a pas les dtois de lecture sur shadow donc il ne peut copier son contenu.</text:p>
      <text:p text:style-name="P1"/>
      <text:p text:style-name="P1">On peut pas copier le fichier "shadow" car sinon un utilisateur pourrait copier son contenu et essayer de cracker</text:p>
      <text:p text:style-name="P1">les mots de passe des autres utilisateus.</text:p>
      <text:p text:style-name="P1"/>
      <text:p text:style-name="P1">Le fichier "passwd" contient seulement une liste des utilisateurs ainsi que leurs caractéristiques donc il n'y pas de danger à ce </text:p>
      <text:p text:style-name="P1">qu'un utilisateur lambda puisse copier son contenu.</text:p>
      <text:p text:style-name="P1"/>
      <text:p text:style-name="P3">* Exercice 7</text:p>
      <text:p text:style-name="P1">1)</text:p>
      <text:p text:style-name="P1">walle@enzo-VirtualBox:~$ touch file.txt</text:p>
      <text:p text:style-name="P1">walle@enzo-VirtualBox:~$ chmod 555 file.txt</text:p>
      <text:p text:style-name="P1">walle@enzo-VirtualBox:~$ ls -l file.txt</text:p>
      <text:p text:style-name="P1">-r-xr-xr-x 1 walle walle 0 oct. <text:s/>15 12:22 file.txt</text:p>
      <text:p text:style-name="P1"/>
      <text:p text:style-name="P1">walle@enzo-VirtualBox:~$ echo "hello"&gt;file.txt</text:p>
      <text:p text:style-name="P1">bash: file.txt: Permission non accordée</text:p>
      <text:p text:style-name="P1"/>
      <text:p text:style-name="P1">walle@enzo-VirtualBox:~$ su</text:p>
      <text:p text:style-name="P1">Mot de passe: </text:p>
      <text:p text:style-name="P1">root@enzo-VirtualBox:/home/walle# echo "hello"&gt;file.txt</text:p>
      <text:p text:style-name="P1">root@enzo-VirtualBox:/home/walle# cat file.txt </text:p>
      <text:p text:style-name="P1">hello</text:p>
      <text:p text:style-name="P1"/>
      <text:p text:style-name="P1">2)walle@enzo-VirtualBox:~$ mkdir secret &amp;&amp; chmod 700 secret</text:p>
      <text:p text:style-name="P1">3)walle@enzo-VirtualBox:~$ chgrp walle-movie secret/</text:p>
      <text:p text:style-name="P1">walle@enzo-VirtualBox:~$ su eve</text:p>
      <text:p text:style-name="P1"><text:soft-page-break/>Mot de passe: </text:p>
      <text:p text:style-name="P1"/>
      <text:p text:style-name="P1">eve@enzo-VirtualBox:/home/walle$ cd secret/</text:p>
      <text:p text:style-name="P1">bash: cd: secret/: Permission non accordée</text:p>
      <text:p text:style-name="P1"/>
      <text:p text:style-name="P1">eve@enzo-VirtualBox:/home/walle$ ls secret/</text:p>
      <text:p text:style-name="P1">ls: impossible d'ouvrir le répertoire 'secret/': Permission non accordée</text:p>
      <text:p text:style-name="P1"/>
      <text:p text:style-name="P1">walle@enzo-VirtualBox:~$ touch secret/hello</text:p>
      <text:p text:style-name="P1"/>
      <text:p text:style-name="P1">walle@enzo-VirtualBox:~$ chmod g=+w secret/hello</text:p>
      <text:p text:style-name="P1"/>
      <text:p text:style-name="P1">walle@enzo-VirtualBox:~$ chgrp walle-movie secret/hello</text:p>
      <text:p text:style-name="P1"/>
      <text:p text:style-name="P1">walle@enzo-VirtualBox:~$ chmod g=+rw secret/hello</text:p>
      <text:p text:style-name="P1"/>
      <text:p text:style-name="P1">walle@enzo-VirtualBox:~$ su eve</text:p>
      <text:p text:style-name="P1">eve@enzo-VirtualBox:/home/walle$ cat secret/hello</text:p>
      <text:p text:style-name="P1">cat: secret/hello: Permission non accordée</text:p>
      <text:p text:style-name="P1"/>
      <text:p text:style-name="P1">donc les fichiers placés dans "secret" ne sont pas lisibles pas les membres du groupe même si le groupe a les droits de lecture</text:p>
      <text:p text:style-name="P1">et d'écriture sur le fichier.</text:p>
      <text:p text:style-name="P1"/>
      <text:p text:style-name="P1"/>
      <text:p text:style-name="P1"/>
      <text:p text:style-name="P1"/>
      <text:p text:style-name="P1"/>
      <text:p text:style-name="P3">* Exercice 8</text:p>
      <text:p text:style-name="P1">enzo@enzo-VirtualBox:~$ sudo userdel eve</text:p>
      <text:p text:style-name="P1">enzo@enzo-VirtualBox:~$ sudo userdel -r walle</text:p>
      <text:p text:style-name="P1">enzo@enzo-VirtualBox:~$ cat /etc/group</text:p>
      <text:p text:style-name="P1">...</text:p>
      <text:p text:style-name="P1">walle-movie:x:1003:</text:p>
      <text:p text:style-name="P1"/>
      <text:p text:style-name="P1">Aucun utilisateur ne fait parti du groupe walle-movie désormais.</text:p>
      <text:p text:style-name="P1"/>
      <text:p text:style-name="P1">enzo@enzo-VirtualBox:~$ sudo groupdel walle-movi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125b" officeooo:paragraph-rsid="0005125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nzo Isnard</text:p>
        <text:p text:style-name="MP1">G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3:34:31.115405054</meta:creation-date>
    <dc:date>2017-10-15T13:40:05.316068668</dc:date>
    <meta:editing-duration>PT5M10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6" meta:paragraph-count="209" meta:word-count="1233" meta:character-count="8598" meta:non-whitespace-character-count="7311"/>
  </office:meta>
</office:document-meta>
</file>